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nas ogarnie</text:span><text:span text:style-name="T1"><text:line-break/></text:span><text:span text:style-name="T1">łaska Panie Twa</text:span><text:span text:style-name="T1"><text:line-break/></text:span><text:span text:style-name="T1">Duch Twój Święty</text:span><text:span text:style-name="T1"><text:line-break/></text:span><text:span text:style-name="T1">niech dotknie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6T16:20:57</meta:creation-date>
    <dc:date>2013-05-28T18:02:25.33</dc:date>
    <dc:language>pl-PL</dc:language>
    <meta:editing-cycles>4</meta:editing-cycles>
    <meta:editing-duration>PT53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